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5.276cm"/>
    </style:style>
    <style:style style:name="co3" style:family="table-column">
      <style:table-column-properties fo:break-before="auto" style:column-width="4.12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79cm" svg:height="8.997cm" svg:x="17.244cm" svg:y="1.959cm">
            <draw:object draw:notify-on-update-of-ranges="Sheet1.D1:Sheet1.D1 Sheet1.D2:Sheet1.D18 Sheet1.C1:Sheet1.C1 Sheet1.C2:Sheet1.C17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dlugosc sciezki</text:p>
          </table:table-cell>
          <table:table-cell office:value-type="string">
            <text:p>sredni czas 300 wierzcholkow</text:p>
          </table:table-cell>
          <table:table-cell office:value-type="string">
            <text:p>średni czas <text:s/>500 wierzcholkow</text:p>
          </table:table-cell>
          <table:table-cell office:value-type="string">
            <text:p>300 znormalizowane do 500</text:p>
          </table:table-cell>
          <table:table-cell office:value-type="string">
            <text:p>czynnik</text:p>
          </table:table-cell>
          <table:table-cell table:formula="of:=(8.662*500*LOG(500.2))/(7.391*300*LOG(300.2))" office:value-type="float" office:value="2.12809849436432">
            <text:p>2,1280984944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306224">
            <text:p>0,0306224</text:p>
          </table:table-cell>
          <table:table-cell office:value-type="float" office:value="0.0637144545455">
            <text:p>0,0637144545</text:p>
          </table:table-cell>
          <table:table-cell table:formula="of:=[.B2]*[.$F$1]" office:value-type="float" office:value="0.0651674833338218">
            <text:p>0,0651674833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43502037037">
            <text:p>0,043502037</text:p>
          </table:table-cell>
          <table:table-cell office:value-type="float" office:value="0.0672911428571">
            <text:p>0,0672911429</text:p>
          </table:table-cell>
          <table:table-cell table:formula="of:=[.B3]*[.$F$1]" office:value-type="float" office:value="0.0925766195202204">
            <text:p>0,0925766195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0473437948718">
            <text:p>0,0473437949</text:p>
          </table:table-cell>
          <table:table-cell office:value-type="float" office:value="0.07689615">
            <text:p>0,07689615</text:p>
          </table:table-cell>
          <table:table-cell table:formula="of:=[.B4]*[.$F$1]" office:value-type="float" office:value="0.100752258584171">
            <text:p>0,1007522586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601451521739">
            <text:p>0,0601451522</text:p>
          </table:table-cell>
          <table:table-cell office:value-type="float" office:value="0.110848805556">
            <text:p>0,1108488056</text:p>
          </table:table-cell>
          <table:table-cell table:formula="of:=[.B5]*[.$F$1]" office:value-type="float" office:value="0.127994807784589">
            <text:p>0,1279948078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0787984814815">
            <text:p>0,0787984815</text:p>
          </table:table-cell>
          <table:table-cell office:value-type="float" office:value="0.161380781818">
            <text:p>0,1613807818</text:p>
          </table:table-cell>
          <table:table-cell table:formula="of:=[.B6]*[.$F$1]" office:value-type="float" office:value="0.167690929798975">
            <text:p>0,1676909298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105386410853">
            <text:p>0,1053864109</text:p>
          </table:table-cell>
          <table:table-cell office:value-type="float" office:value="0.225338013333">
            <text:p>0,2253380133</text:p>
          </table:table-cell>
          <table:table-cell table:formula="of:=[.B7]*[.$F$1]" office:value-type="float" office:value="0.224272662262729">
            <text:p>0,2242726623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133379815603">
            <text:p>0,1333798156</text:p>
          </table:table-cell>
          <table:table-cell office:value-type="float" office:value="0.287353393617">
            <text:p>0,2873533936</text:p>
          </table:table-cell>
          <table:table-cell table:formula="of:=[.B8]*[.$F$1]" office:value-type="float" office:value="0.283845384763334">
            <text:p>0,2838453848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166578804469">
            <text:p>0,1665788045</text:p>
          </table:table-cell>
          <table:table-cell office:value-type="float" office:value="0.359186080357">
            <text:p>0,3591860804</text:p>
          </table:table-cell>
          <table:table-cell table:formula="of:=[.B9]*[.$F$1]" office:value-type="float" office:value="0.354496102983487">
            <text:p>0,354496103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185582371622">
            <text:p>0,1855823716</text:p>
          </table:table-cell>
          <table:table-cell office:value-type="float" office:value="0.45328868617">
            <text:p>0,4532886862</text:p>
          </table:table-cell>
          <table:table-cell table:formula="of:=[.B10]*[.$F$1]" office:value-type="float" office:value="0.394937565629337">
            <text:p>0,3949375656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205441168539">
            <text:p>0,2054411685</text:p>
          </table:table-cell>
          <table:table-cell office:value-type="float" office:value="0.532902395062">
            <text:p>0,5329023951</text:p>
          </table:table-cell>
          <table:table-cell table:formula="of:=[.B11]*[.$F$1]" office:value-type="float" office:value="0.437199041448292">
            <text:p>0,4371990414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225447980392">
            <text:p>0,2254479804</text:p>
          </table:table-cell>
          <table:table-cell office:value-type="float" office:value="0.606741762295">
            <text:p>0,6067417623</text:p>
          </table:table-cell>
          <table:table-cell table:formula="of:=[.B12]*[.$F$1]" office:value-type="float" office:value="0.479775507629691">
            <text:p>0,4797755076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247973037037">
            <text:p>0,247973037</text:p>
          </table:table-cell>
          <table:table-cell office:value-type="float" office:value="0.657070672131">
            <text:p>0,6570706721</text:p>
          </table:table-cell>
          <table:table-cell table:formula="of:=[.B13]*[.$F$1]" office:value-type="float" office:value="0.527711046761387">
            <text:p>0,5277110468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2641905">
            <text:p>0,2641905</text:p>
          </table:table-cell>
          <table:table-cell office:value-type="float" office:value="0.776023194444">
            <text:p>0,7760231944</text:p>
          </table:table-cell>
          <table:table-cell table:formula="of:=[.B14]*[.$F$1]" office:value-type="float" office:value="0.562223405275356">
            <text:p>0,5622234053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287063142857">
            <text:p>0,2870631429</text:p>
          </table:table-cell>
          <table:table-cell office:value-type="float" office:value="0.767150066667">
            <text:p>0,7671500667</text:p>
          </table:table-cell>
          <table:table-cell table:formula="of:=[.B15]*[.$F$1]" office:value-type="float" office:value="0.610898642101471">
            <text:p>0,6108986421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295598">
            <text:p>0,295598</text:p>
          </table:table-cell>
          <table:table-cell office:value-type="float" office:value="0.776697">
            <text:p>0,776697</text:p>
          </table:table-cell>
          <table:table-cell table:formula="of:=[.B16]*[.$F$1]" office:value-type="float" office:value="0.629061658737103">
            <text:p>0,6290616587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4">04.04.2013</text:date>, <text:time>22:4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4T22:49:34</dc:date>
    <dc:creator>Marek Jasiński</dc:creator>
    <meta:generator>OpenOffice.org/3.4.1$Unix OpenOffice.org_project/341m1$Build-9593</meta:generator>
    <meta:editing-duration>PT26M6S</meta:editing-duration>
    <meta:editing-cycles>2</meta:editing-cycles>
    <meta:document-statistic meta:table-count="1" meta:cell-count="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cm" svg:height="8.998cm" xlink:href=".." xlink:type="simple" chart:class="chart:bar" chart:style-name="ch1">
        <chart:legend chart:legend-position="end" svg:x="10.462cm" svg:y="3.962cm" style:legend-expansion="high" chart:style-name="ch2"/>
        <chart:plot-area chart:style-name="ch3" table:cell-range-address="Sheet1.D1:Sheet1.D18 Sheet1.C1:Sheet1.C17" chart:data-source-has-labels="row" svg:x="1.323cm" svg:y="0.851cm" svg:width="8.501cm" svg:height="6.994cm">
          <chartooo:coordinate-region svg:x="2.073cm" svg:y="1.045cm" svg:width="7.751cm" svg:height="6.164cm"/>
          <chart:axis chart:dimension="x" chart:name="primary-x" chart:style-name="ch4">
            <chart:title svg:x="4.45cm" svg:y="8.025cm" chart:style-name="ch5">
              <text:p>długość scieżki</text:p>
            </chart:title>
          </chart:axis>
          <chart:axis chart:dimension="y" chart:name="primary-y" chart:style-name="ch6">
            <chart:title svg:x="0.451cm" svg:y="4.904cm" chart:style-name="ch7">
              <text:p>czas[s]</text:p>
            </chart:title>
            <chart:grid chart:style-name="ch8" chart:class="major"/>
          </chart:axis>
          <chart:series chart:style-name="ch9" chart:values-cell-range-address="Sheet1.D2:Sheet1.D18" chart:label-cell-address="Sheet1.D1:Sheet1.D1" chart:class="chart:bar">
            <chart:data-point chart:repeated="17"/>
          </chart:series>
          <chart:series chart:style-name="ch10" chart:values-cell-range-address="Sheet1.C2:Sheet1.C17" chart:label-cell-address="Sheet1.C1:Sheet1.C1" chart:class="chart:ba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0 znormalizowane do 500</text:p>
                <draw:g>
                  <svg:desc>Sheet1.D1:Sheet1.D1</svg:desc>
                </draw:g>
              </table:table-cell>
              <table:table-cell office:value-type="string">
                <text:p>średni czas  500 wierzcholkow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51674833338218">
                <text:p>0.0651674833338218</text:p>
                <draw:g>
                  <svg:desc>Sheet1.D2:Sheet1.D18</svg:desc>
                </draw:g>
              </table:table-cell>
              <table:table-cell office:value-type="float" office:value="0.0637144545455">
                <text:p>0.0637144545455</text:p>
                <draw:g>
                  <svg:desc>Sheet1.C2:Sheet1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25766195202204">
                <text:p>0.0925766195202204</text:p>
              </table:table-cell>
              <table:table-cell office:value-type="float" office:value="0.0672911428571">
                <text:p>0.0672911428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0752258584171">
                <text:p>0.100752258584171</text:p>
              </table:table-cell>
              <table:table-cell office:value-type="float" office:value="0.07689615">
                <text:p>0.07689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7994807784589">
                <text:p>0.127994807784589</text:p>
              </table:table-cell>
              <table:table-cell office:value-type="float" office:value="0.110848805556">
                <text:p>0.1108488055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7690929798975">
                <text:p>0.167690929798975</text:p>
              </table:table-cell>
              <table:table-cell office:value-type="float" office:value="0.161380781818">
                <text:p>0.161380781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4272662262729">
                <text:p>0.224272662262729</text:p>
              </table:table-cell>
              <table:table-cell office:value-type="float" office:value="0.225338013333">
                <text:p>0.22533801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3845384763334">
                <text:p>0.283845384763334</text:p>
              </table:table-cell>
              <table:table-cell office:value-type="float" office:value="0.287353393617">
                <text:p>0.2873533936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4496102983487">
                <text:p>0.354496102983487</text:p>
              </table:table-cell>
              <table:table-cell office:value-type="float" office:value="0.359186080357">
                <text:p>0.3591860803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4937565629337">
                <text:p>0.394937565629337</text:p>
              </table:table-cell>
              <table:table-cell office:value-type="float" office:value="0.45328868617">
                <text:p>0.453288686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37199041448292">
                <text:p>0.437199041448292</text:p>
              </table:table-cell>
              <table:table-cell office:value-type="float" office:value="0.532902395062">
                <text:p>0.5329023950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79775507629691">
                <text:p>0.479775507629691</text:p>
              </table:table-cell>
              <table:table-cell office:value-type="float" office:value="0.606741762295">
                <text:p>0.6067417622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27711046761387">
                <text:p>0.527711046761387</text:p>
              </table:table-cell>
              <table:table-cell office:value-type="float" office:value="0.657070672131">
                <text:p>0.6570706721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62223405275356">
                <text:p>0.562223405275356</text:p>
              </table:table-cell>
              <table:table-cell office:value-type="float" office:value="0.776023194444">
                <text:p>0.7760231944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10898642101471">
                <text:p>0.610898642101471</text:p>
              </table:table-cell>
              <table:table-cell office:value-type="float" office:value="0.767150066667">
                <text:p>0.7671500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29061658737103">
                <text:p>0.629061658737103</text:p>
              </table:table-cell>
              <table:table-cell office:value-type="float" office:value="0.776697">
                <text:p>0.7766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